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110.37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49.11mm"/>
    </style:style>
    <style:style style:name="co7" style:family="table-column">
      <style:table-column-properties fo:break-before="auto" style:column-width="46.65mm"/>
    </style:style>
    <style:style style:name="co8" style:family="table-column">
      <style:table-column-properties fo:break-before="auto" style:column-width="42.56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45.28mm"/>
    </style:style>
    <style:style style:name="co12" style:family="table-column">
      <style:table-column-properties fo:break-before="auto" style:column-width="17.78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89.35mm"/>
    </style:style>
    <style:style style:name="co15" style:family="table-column">
      <style:table-column-properties fo:break-before="auto" style:column-width="178.73mm"/>
    </style:style>
    <style:style style:name="co16" style:family="table-column">
      <style:table-column-properties fo:break-before="auto" style:column-width="189.9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cpu4_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8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 Per PCB</text:p>
          </table:table-cell>
          <table:table-cell table:style-name="ce1" office:value-type="string" calcext:value-type="string">
            <text:p>Mfg. Name</text:p>
          </table:table-cell>
          <table:table-cell table:style-name="ce1" office:value-type="string" calcext:value-type="string">
            <text:p>Mfg. Part Number</text:p>
          </table:table-cell>
          <table:table-cell table:style-name="ce1" office:value-type="string" calcext:value-type="string">
            <text:p>Digikey PN</text:p>
          </table:table-cell>
          <table:table-cell table:style-name="ce1" office:value-type="string" calcext:value-type="string">
            <text:p>Farnell PN</text:p>
          </table:table-cell>
          <table:table-cell table:style-name="ce1" office:value-type="string" calcext:value-type="string">
            <text:p>Elfa PN</text:p>
          </table:table-cell>
          <table:table-cell table:style-name="ce1" office:value-type="string" calcext:value-type="string">
            <text:p>Mouser PN</text:p>
          </table:table-cell>
          <table:table-cell table:style-name="ce1" office:value-type="string" calcext:value-type="string">
            <text:p>Min temp</text:p>
          </table:table-cell>
          <table:table-cell table:style-name="ce1" office:value-type="string" calcext:value-type="string">
            <text:p>Max temp</text:p>
          </table:table-cell>
          <table:table-cell table:style-name="ce1" office:value-type="string" calcext:value-type="string">
            <text:p>Digikey Link</text:p>
          </table:table-cell>
          <table:table-cell table:style-name="ce1" office:value-type="string" calcext:value-type="string">
            <text:p>Farnell Link</text:p>
          </table:table-cell>
          <table:table-cell table:style-name="ce1" office:value-type="string" calcext:value-type="string">
            <text:p>Elfa Link</text:p>
          </table:table-cell>
          <table:table-cell table:style-name="ce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 C2 C3 C4 C34 C3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4J3X7T2E104M125AE</text:p>
          </table:table-cell>
          <table:table-cell office:value-type="string" calcext:value-type="string">
            <text:p>445-7965-1-ND</text:p>
          </table:table-cell>
          <table:table-cell office:value-type="float" office:value="2211003" calcext:value-type="float">
            <text:p>2211003</text:p>
          </table:table-cell>
          <table:table-cell/>
          <table:table-cell office:value-type="string" calcext:value-type="string">
            <text:p>810-CGA4J3X7T2E104MS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tdk-corporation/CGA4J3X7T2E104M125AE/445-7965-1-ND/2782533</text:p>
          </table:table-cell>
          <table:table-cell office:value-type="string" calcext:value-type="string">
            <text:p>https://se.farnell.com/tdk/cga4j3x7t2e104m125ae/cap-mlcc-x7t-100nf-250v-0805/dp/221100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 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H-U1C104GX5</text:p>
          </table:table-cell>
          <table:table-cell office:value-type="string" calcext:value-type="string">
            <text:p>PCF1189CT-ND</text:p>
          </table:table-cell>
          <table:table-cell office:value-type="float" office:value="9695001" calcext:value-type="float">
            <text:p>9695001</text:p>
          </table:table-cell>
          <table:table-cell office:value-type="string" calcext:value-type="string">
            <text:p>300-41-614</text:p>
          </table:table-cell>
          <table:table-cell office:value-type="string" calcext:value-type="string">
            <text:p>667-ECH-U1C104GX5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panasonic-electronic-components/ECH-U1C104GX5/PCF1189CT-ND/353736</text:p>
          </table:table-cell>
          <table:table-cell office:value-type="string" calcext:value-type="string">
            <text:p>https://se.farnell.com/panasonic-electronic-components/echu1c104gx5/cap-film-pps-100nf-16v-smd/dp/9695001</text:p>
          </table:table-cell>
          <table:table-cell office:value-type="string" calcext:value-type="string">
            <text:p>https://www.elfa.se/sv/kondensator-100-nf-16-vdc-panasonic-automotive-industrial-systems-echu1c104gx5/p/3004161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5 C16 C17 C18 C19 C20 C21 C22 C23 C24 C25 C26 C27 C28 C32 C33</text:p>
          </table:table-cell>
          <table:table-cell office:value-type="string" calcext:value-type="string">
            <text:p>10u10V</text:p>
          </table:table-cell>
          <table:table-cell office:value-type="string" calcext:value-type="string">
            <text:p>C_12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1210X106K8NACAUTO</text:p>
          </table:table-cell>
          <table:table-cell office:value-type="string" calcext:value-type="string">
            <text:p>399-17273-1-ND</text:p>
          </table:table-cell>
          <table:table-cell table:number-columns-repeated="2"/>
          <table:table-cell office:value-type="string" calcext:value-type="string">
            <text:p>80-C1210X106K8NAUTO</text:p>
          </table:table-cell>
          <table:table-cell office:value-type="float" office:value="-55" calcext:value-type="float">
            <text:p>-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digikey.se/product-detail/en/kemet/C1210X106K8NACAUTO/399-17273-1-ND/8602584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9 C30 C31 C38 C39</text:p>
          </table:table-cell>
          <table:table-cell office:value-type="string" calcext:value-type="string">
            <text:p>10u50V</text:p>
          </table:table-cell>
          <table:table-cell office:value-type="string" calcext:value-type="string">
            <text:p>C_1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6P3X7S1H106K250AE</text:p>
          </table:table-cell>
          <table:table-cell office:value-type="string" calcext:value-type="string">
            <text:p>445-8792-1-ND</text:p>
          </table:table-cell>
          <table:table-cell office:value-type="float" office:value="2435524" calcext:value-type="float">
            <text:p>2435524</text:p>
          </table:table-cell>
          <table:table-cell/>
          <table:table-cell office:value-type="string" calcext:value-type="string">
            <text:p>810-CGA6P3X7S1H106KS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tdk-corporation/CGA6P3X7S1H106K250AE/445-8792-1-ND/3248604</text:p>
          </table:table-cell>
          <table:table-cell office:value-type="string" calcext:value-type="string">
            <text:p>https://se.farnell.com/tdk/cga6p3x7s1h106k250ae/kond-mlcc-x7s-10uf-50v-1210/dp/2435524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5 C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X220J5GACTU</text:p>
          </table:table-cell>
          <table:table-cell office:value-type="string" calcext:value-type="string">
            <text:p>399-7432-1-ND</text:p>
          </table:table-cell>
          <table:table-cell table:number-columns-repeated="2"/>
          <table:table-cell office:value-type="string" calcext:value-type="string">
            <text:p>80-C0805X220J5G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kemet/C0805X220J5GACTU/399-7432-1-ND/331746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4 D5 D6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SMA_Stand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ürth</text:p>
          </table:table-cell>
          <table:table-cell office:value-type="float" office:value="824501121" calcext:value-type="float">
            <text:p>824501121</text:p>
          </table:table-cell>
          <table:table-cell office:value-type="string" calcext:value-type="string">
            <text:p>732-9949-1-ND</text:p>
          </table:table-cell>
          <table:table-cell office:value-type="float" office:value="2536587" calcext:value-type="float">
            <text:p>2536587</text:p>
          </table:table-cell>
          <table:table-cell office:value-type="string" calcext:value-type="string">
            <text:p>300-59-541</text:p>
          </table:table-cell>
          <table:table-cell office:value-type="string" calcext:value-type="string">
            <text:p>710-824501121</text:p>
          </table:table-cell>
          <table:table-cell office:value-type="float" office:value="-65" calcext:value-type="float">
            <text:p>-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digikey.se/product-detail/en/wurth-electronics-inc/824501121/732-9949-1-ND/5871103</text:p>
          </table:table-cell>
          <table:table-cell office:value-type="string" calcext:value-type="string">
            <text:p>https://se.farnell.com/wurth-elektronik/824501121/tvs-diod-400w-12v-dbl-rikt-do/dp/2536587</text:p>
          </table:table-cell>
          <table:table-cell office:value-type="string" calcext:value-type="string">
            <text:p>https://www.elfa.se/sv/transientskyddsdiod-12-400-sma-wuerth-elektronik-824501121/p/3005954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3 D9 D10</text:p>
          </table:table-cell>
          <table:table-cell office:value-type="string" calcext:value-type="string">
            <text:p>40V</text:p>
          </table:table-cell>
          <table:table-cell office:value-type="string" calcext:value-type="string">
            <text:p>SMA_Stand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ürth</text:p>
          </table:table-cell>
          <table:table-cell office:value-type="float" office:value="824501401" calcext:value-type="float">
            <text:p>824501401</text:p>
          </table:table-cell>
          <table:table-cell office:value-type="string" calcext:value-type="string">
            <text:p>732-9960-1-ND</text:p>
          </table:table-cell>
          <table:table-cell office:value-type="float" office:value="2536561" calcext:value-type="float">
            <text:p>2536561</text:p>
          </table:table-cell>
          <table:table-cell office:value-type="string" calcext:value-type="string">
            <text:p>300-59-556</text:p>
          </table:table-cell>
          <table:table-cell office:value-type="string" calcext:value-type="string">
            <text:p>710-824501401</text:p>
          </table:table-cell>
          <table:table-cell office:value-type="float" office:value="-65" calcext:value-type="float">
            <text:p>-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digikey.se/product-detail/en/wurth-electronics-inc/824501401/732-9960-1-ND/5871113</text:p>
          </table:table-cell>
          <table:table-cell office:value-type="string" calcext:value-type="string">
            <text:p>https://se.farnell.com/wurth-elektronik/824501401/tvs-diod-400w-40v-dbl-rikt-do/dp/2536561</text:p>
          </table:table-cell>
          <table:table-cell office:value-type="string" calcext:value-type="string">
            <text:p>https://www.elfa.se/sv/transientskyddsdiod-40-400-sma-wuerth-elektronik-824501401/p/3005955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2 D8</text:p>
          </table:table-cell>
          <table:table-cell office:value-type="string" calcext:value-type="string">
            <text:p>STTH102A</text:p>
          </table:table-cell>
          <table:table-cell office:value-type="string" calcext:value-type="string">
            <text:p>SMA_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STTH102A</text:p>
          </table:table-cell>
          <table:table-cell office:value-type="string" calcext:value-type="string">
            <text:p>497-2500-1-ND</text:p>
          </table:table-cell>
          <table:table-cell office:value-type="float" office:value="9907874" calcext:value-type="float">
            <text:p>9907874</text:p>
          </table:table-cell>
          <table:table-cell office:value-type="string" calcext:value-type="string">
            <text:p>300-34-074</text:p>
          </table:table-cell>
          <table:table-cell office:value-type="string" calcext:value-type="string">
            <text:p>511-STTH102A</text:p>
          </table:table-cell>
          <table:table-cell office:value-type="float" office:value="-65" calcext:value-type="float">
            <text:p>-6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ttps://www.digikey.se/product-detail/en/stmicroelectronics/STTH102A/497-2500-1-ND/603882</text:p>
          </table:table-cell>
          <table:table-cell office:value-type="string" calcext:value-type="string">
            <text:p>https://se.farnell.com/stmicroelectronics/stth102a/diode-ultrafast-1a-200v-sma/dp/9907874</text:p>
          </table:table-cell>
          <table:table-cell office:value-type="string" calcext:value-type="string">
            <text:p>https://www.elfa.se/sv/likriktardiod-sma-200-st-stth102a/p/30034074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olyfuse_Small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 Fuse Inc.</text:p>
          </table:table-cell>
          <table:table-cell office:value-type="string" calcext:value-type="string">
            <text:p>0ZCF0100AF2A</text:p>
          </table:table-cell>
          <table:table-cell office:value-type="string" calcext:value-type="string">
            <text:p>507-2070-1-ND</text:p>
          </table:table-cell>
          <table:table-cell table:number-columns-repeated="2"/>
          <table:table-cell office:value-type="string" calcext:value-type="string">
            <text:p>530-0ZCF0100AF2A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digikey.se/product-detail/en/bel-fuse-inc/0ZCF0100AF2A/507-2070-1-ND/6210547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MEGA128L-8AN</text:p>
          </table:table-cell>
          <table:table-cell office:value-type="string" calcext:value-type="string">
            <text:p>TQFP-64_14x14mm_Pitch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 Technology / Atmel</text:p>
          </table:table-cell>
          <table:table-cell office:value-type="string" calcext:value-type="string">
            <text:p>ATmega128L–8AN</text:p>
          </table:table-cell>
          <table:table-cell office:value-type="string" calcext:value-type="string">
            <text:p>ATMEGA128L-8AN-ND</text:p>
          </table:table-cell>
          <table:table-cell table:number-columns-repeated="2"/>
          <table:table-cell office:value-type="string" calcext:value-type="string">
            <text:p>556-ATMEGA128L-8AN</text:p>
          </table:table-cell>
          <table:table-cell office:value-type="float" office:value="-40" calcext:value-type="float">
            <text:p>-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ttps://www.digikey.se/product-detail/en/microchip-technology/ATMEGA128L-8AN/ATMEGA128L-8AN-ND/2050766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1 L2 L3 L4 L5 L6 L7 L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_10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ürth</text:p>
          </table:table-cell>
          <table:table-cell office:value-type="string" calcext:value-type="string">
            <text:p>74479887310A</text:p>
          </table:table-cell>
          <table:table-cell office:value-type="string" calcext:value-type="string">
            <text:p>732-4516-1-ND</text:p>
          </table:table-cell>
          <table:table-cell/>
          <table:table-cell office:value-type="string" calcext:value-type="string">
            <text:p>300-63-549</text:p>
          </table:table-cell>
          <table:table-cell office:value-type="string" calcext:value-type="string">
            <text:p>710-74479887310A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wurth-electronics-inc/74479887310A/732-4516-1-ND/4120134</text:p>
          </table:table-cell>
          <table:table-cell/>
          <table:table-cell office:value-type="string" calcext:value-type="string">
            <text:p>https://www.elfa.se/sv/drossel-smd-10-uh-850-ma-20-wuerth-elektronik-74479887310a/p/30063549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1 P5 P6 P7 P12 P13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FTSH-112-04-L-D-RA-3x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FTSH-112-04-L-D-RA</text:p>
          </table:table-cell>
          <table:table-cell office:value-type="string" calcext:value-type="string">
            <text:p>FTSH-112-04-L-D-RA-ND</text:p>
          </table:table-cell>
          <table:table-cell office:value-type="float" office:value="1767213" calcext:value-type="float">
            <text:p>1767213</text:p>
          </table:table-cell>
          <table:table-cell table:number-columns-repeated="2"/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s/en?keywords=FTSH-112-04-L-D-RA</text:p>
          </table:table-cell>
          <table:table-cell office:value-type="string" calcext:value-type="string">
            <text:p>http://se.farnell.com/samtec/ftsh-112-04-l-d-ra/header-1-27mm-2x12way-r-a/dp/1767213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LPPB122NFSP-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LPPB122NFSP-RC</text:p>
          </table:table-cell>
          <table:table-cell office:value-type="string" calcext:value-type="string">
            <text:p>S9007E-12-ND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s/en?keywords=LPPB122NFSP-RC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L024NPBF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L024NPBF</text:p>
          </table:table-cell>
          <table:table-cell office:value-type="string" calcext:value-type="string">
            <text:p>IRLL024NPBF-ND</text:p>
          </table:table-cell>
          <table:table-cell office:value-type="float" office:value="8651205" calcext:value-type="float">
            <text:p>8651205</text:p>
          </table:table-cell>
          <table:table-cell office:value-type="string" calcext:value-type="string">
            <text:p>171-37-904</text:p>
          </table:table-cell>
          <table:table-cell office:value-type="string" calcext:value-type="string">
            <text:p>942-IRLL024NPBF</text:p>
          </table:table-cell>
          <table:table-cell office:value-type="float" office:value="-55" calcext:value-type="float">
            <text:p>-5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digikey.se/product-detail/en/infineon-technologies/IRLL024NPBF/IRLL024NPBF-ND/856814</text:p>
          </table:table-cell>
          <table:table-cell office:value-type="string" calcext:value-type="string">
            <text:p>https://se.farnell.com/infineon/irll024npbf/mosfet-n-55v-4-4a-sot-223/dp/8651205</text:p>
          </table:table-cell>
          <table:table-cell office:value-type="string" calcext:value-type="string">
            <text:p>https://www.elfa.se/sv/mosfet-55-sot-223-ir-irll024npbf/p/1713790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2 Q3 Q4</text:p>
          </table:table-cell>
          <table:table-cell office:value-type="string" calcext:value-type="string">
            <text:p>PMBF170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BF170,215</text:p>
          </table:table-cell>
          <table:table-cell office:value-type="string" calcext:value-type="string">
            <text:p>1727-5173-1-ND</text:p>
          </table:table-cell>
          <table:table-cell office:value-type="float" office:value="1081473" calcext:value-type="float">
            <text:p>1081473</text:p>
          </table:table-cell>
          <table:table-cell office:value-type="string" calcext:value-type="string">
            <text:p>171-30-701</text:p>
          </table:table-cell>
          <table:table-cell office:value-type="string" calcext:value-type="string">
            <text:p>771-PMBF170-T/R</text:p>
          </table:table-cell>
          <table:table-cell office:value-type="float" office:value="-65" calcext:value-type="float">
            <text:p>-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ttps://www.digikey.se/product-detail/en/nexperia-usa-inc/PMBF170215/1727-5173-1-ND/2531764</text:p>
          </table:table-cell>
          <table:table-cell office:value-type="string" calcext:value-type="string">
            <text:p>https://se.farnell.com/nexperia/pmbf170-215/mosfet-n-sot-23/dp/1081473</text:p>
          </table:table-cell>
          <table:table-cell office:value-type="string" calcext:value-type="string">
            <text:p>https://www.elfa.se/sv/liten-signaltransistor-sot-23-60-nxp-pmbf170/p/17130701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 R11 R19 R41 R42 R43 R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120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 R5 R23 R25 R26 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8 R13 R16 R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080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1 R3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0 R22 R24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28 R29 R30 R31 R32 R33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_080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1V124SA12YGI</text:p>
          </table:table-cell>
          <table:table-cell office:value-type="string" calcext:value-type="string">
            <text:p>SOJ-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800-1460-5-ND</text:p>
          </table:table-cell>
          <table:table-cell table:number-columns-repeated="2"/>
          <table:table-cell office:value-type="string" calcext:value-type="string">
            <text:p>972-71V124SA12YGI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digikey.se/product-detail/en/idt-integrated-device-technology-inc/71V124SA12YGI/800-1460-5-ND/1915761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D74AC153M96</text:p>
          </table:table-cell>
          <table:table-cell office:value-type="string" calcext:value-type="string">
            <text:p>SOIC-16_3.9x9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74AC153M96</text:p>
          </table:table-cell>
          <table:table-cell office:value-type="string" calcext:value-type="string">
            <text:p>296-4229-1-ND</text:p>
          </table:table-cell>
          <table:table-cell office:value-type="float" office:value="2334932" calcext:value-type="float">
            <text:p>2334932</text:p>
          </table:table-cell>
          <table:table-cell/>
          <table:table-cell office:value-type="string" calcext:value-type="string">
            <text:p>595-CD74AC153M96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texas-instruments/CD74AC153M96/296-4229-1-ND/375128</text:p>
          </table:table-cell>
          <table:table-cell office:value-type="string" calcext:value-type="string">
            <text:p>http://se.farnell.com/texas-instruments/cd74ac153m96/data-selector-mux-dual-4-1-soic/dp/2334932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DS18B20Z+</text:p>
          </table:table-cell>
          <table:table-cell office:value-type="string" calcext:value-type="string">
            <text:p>SOIC-8-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18B20Z+</text:p>
          </table:table-cell>
          <table:table-cell office:value-type="string" calcext:value-type="string">
            <text:p>DS18B20Z+-ND</text:p>
          </table:table-cell>
          <table:table-cell office:value-type="float" office:value="2518724" calcext:value-type="float">
            <text:p>2518724</text:p>
          </table:table-cell>
          <table:table-cell/>
          <table:table-cell office:value-type="string" calcext:value-type="string">
            <text:p>700-DS18B20Z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maxim-integrated/DS18B20Z/DS18B20Z-ND/956982</text:p>
          </table:table-cell>
          <table:table-cell office:value-type="string" calcext:value-type="string">
            <text:p>https://se.farnell.com/maxim-integrated-products/ds18b20z/ic-thermometer-12bit-0-5degc-soic/dp/2518724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MAX3483ESA+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3483ESA+</text:p>
          </table:table-cell>
          <table:table-cell office:value-type="string" calcext:value-type="string">
            <text:p>MAX3483ESA+-ND</text:p>
          </table:table-cell>
          <table:table-cell office:value-type="float" office:value="2519249" calcext:value-type="float">
            <text:p>2519249</text:p>
          </table:table-cell>
          <table:table-cell/>
          <table:table-cell office:value-type="string" calcext:value-type="string">
            <text:p>700-MAX3483ESA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digikey.se/product-detail/en/maxim-integrated/MAX3483ESA/MAX3483ESA-ND/1702246</text:p>
          </table:table-cell>
          <table:table-cell office:value-type="string" calcext:value-type="string">
            <text:p>https://se.farnell.com/maxim-integrated-products/max3483esa/ic-transceiver-rs422-rs485-8soic/dp/2519249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N74AHC573</text:p>
          </table:table-cell>
          <table:table-cell office:value-type="string" calcext:value-type="string">
            <text:p>SO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HC573DW</text:p>
          </table:table-cell>
          <table:table-cell office:value-type="string" calcext:value-type="string">
            <text:p>296-4612-5-ND</text:p>
          </table:table-cell>
          <table:table-cell office:value-type="float" office:value="1287471" calcext:value-type="float">
            <text:p>1287471</text:p>
          </table:table-cell>
          <table:table-cell office:value-type="string" calcext:value-type="string">
            <text:p>300-22-908</text:p>
          </table:table-cell>
          <table:table-cell office:value-type="string" calcext:value-type="string">
            <text:p>595-SN74AHC573DW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digikey.se/product-detail/en/texas-instruments/SN74AHC573DW/296-4612-5-ND/375821</text:p>
          </table:table-cell>
          <table:table-cell office:value-type="string" calcext:value-type="string">
            <text:p>https://se.farnell.com/texas-instruments/sn74ahc573dw/latch-d-type-octal-smd-soic20/dp/1287471</text:p>
          </table:table-cell>
          <table:table-cell office:value-type="string" calcext:value-type="string">
            <text:p>https://www.elfa.se/sv/logikkrets-so-20-sn74ahc573-texas-instruments-sn74ahc573dw/p/30022908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4.7456 MHz</text:p>
          </table:table-cell>
          <table:table-cell office:value-type="string" calcext:value-type="string">
            <text:p>Crystal_HC49-SD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ABLS-14.7456MHZ-K4T</text:p>
          </table:table-cell>
          <table:table-cell office:value-type="string" calcext:value-type="string">
            <text:p>535-9946-1-ND</text:p>
          </table:table-cell>
          <table:table-cell table:number-columns-repeated="2"/>
          <table:table-cell office:value-type="string" calcext:value-type="string">
            <text:p>815-ABLS-14.74MK4-T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ttps://www.digikey.se/product-detail/en/abracon-llc/ABLS-14.7456MHZ-K4T/535-9946-1-ND/2001569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atic Version:</text:p>
          </table:table-cell>
          <table:table-cell office:value-type="string" calcext:value-type="string">
            <text:p>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atic Date:</text:p>
          </table:table-cell>
          <table:table-cell table:style-name="ce2" office:value-type="string" calcext:value-type="string">
            <text:p>2018-07-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mn 16 jul 2018 18:28: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/home/thardin/projects/spacehackers/ulv_electronics/cpu4/cpu4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4.0.7+dfsg1-1~bpo9+1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8:32:55.213975861</dc:date>
    <dc:creator>Tomas Härdin</dc:creator>
    <meta:editing-duration>PT4M4S</meta:editing-duration>
    <meta:editing-cycles>1</meta:editing-cycles>
    <meta:generator>LibreOffice/5.2.7.2$Linux_X86_64 LibreOffice_project/20m0$Build-2</meta:generator>
    <meta:document-statistic meta:table-count="1" meta:cell-count="367" meta:object-count="0"/>
  </office:meta>
</office:document-meta>
</file>